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2" table:default-cell-style-name="ce5"/>
        <table:table-column table:style-name="co6" table:number-columns-repeated="993" table:default-cell-style-name="ce4"/>
        <table:table-column table:style-name="co5" table:number-columns-repeated="10" table:default-cell-style-name="ce3"/>
        <table:table-column table:style-name="co6" table:number-columns-repeated="9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>
            <text:p>(g/L)</text:p>
          </table:table-cell>
          <table:table-cell table:number-columns-repeated="1022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">
            <text:p>-0,01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9">19.08.2025</text:date>, <text:time>10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19T10:58:22.79</dc:date>
    <meta:editing-cycles>136</meta:editing-cycles>
    <meta:editing-duration>PT10H34M57S</meta:editing-duration>
    <dc:creator>Hugo </dc:creator>
    <meta:document-statistic meta:table-count="8" meta:cell-count="93" meta:object-count="0"/>
  </office:meta>
</office:document-meta>
</file>